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500000455D1D8184DDECD2F25.png" manifest:media-type="image/png"/>
  <manifest:file-entry manifest:full-path="Pictures/100000000000077500000590392C049352D57951.png" manifest:media-type="image/png"/>
  <manifest:file-entry manifest:full-path="Pictures/1000000000000770000003161E0CBF412D61EB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0f6110" officeooo:paragraph-rsid="000f611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normal" officeooo:rsid="000f6110" officeooo:paragraph-rsid="0010f62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f6110" officeooo:paragraph-rsid="0010f62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f6110" officeooo:paragraph-rsid="0010f62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f6110" officeooo:paragraph-rsid="0010f62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0f6110" officeooo:paragraph-rsid="0010f62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text-underline-style="none" fo:font-weight="normal" officeooo:rsid="0010f621" officeooo:paragraph-rsid="000f611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0f621" officeooo:paragraph-rsid="0010f62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c7c95" officeooo:paragraph-rsid="003c7c9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85cbd" officeooo:paragraph-rsid="00385cb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3d25c" officeooo:paragraph-rsid="0010f621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3d25c" officeooo:paragraph-rsid="00385cbd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33d25c" officeooo:paragraph-rsid="003a3a05" fo:background-color="transparent" style:font-size-asian="10.5pt" style:font-weight-asian="bold" style:font-size-complex="12pt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style:font-name="Arial" fo:font-size="12pt" style:text-underline-style="none" fo:font-weight="bold" officeooo:rsid="0035749b" officeooo:paragraph-rsid="0035749b" style:font-size-asian="10.5pt" style:font-weight-asian="bold" style:font-size-complex="12pt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style:font-name="Arial" fo:font-size="12pt" style:text-underline-style="none" fo:font-weight="normal" officeooo:rsid="0033d25c" officeooo:paragraph-rsid="0010f621" fo:background-color="transparent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style:font-name="Arial" fo:font-size="12pt" style:text-underline-style="none" fo:font-weight="normal" officeooo:rsid="00199ad1" officeooo:paragraph-rsid="0035749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rial" fo:font-size="14pt" style:text-underline-style="solid" style:text-underline-width="auto" style:text-underline-color="font-color" fo:font-weight="bold" officeooo:rsid="003c7c95" officeooo:paragraph-rsid="003c7c95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99ad1" officeooo:paragraph-rsid="0010f621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85cbd" style:font-weight-asian="normal" style:font-weight-complex="normal"/>
    </style:style>
    <style:style style:name="T3" style:family="text">
      <style:text-properties fo:font-weight="normal" officeooo:rsid="003a3a05" style:font-weight-asian="normal" style:font-weight-complex="normal"/>
    </style:style>
    <style:style style:name="T4" style:family="text">
      <style:text-properties fo:font-weight="normal" fo:background-color="transparent" loext:char-shading-value="0" style:font-weight-asian="normal" style:font-weight-complex="normal"/>
    </style:style>
    <style:style style:name="T5" style:family="text">
      <style:text-properties fo:font-weight="normal" officeooo:rsid="0033d25c" fo:background-color="transparent" loext:char-shading-value="0" style:font-weight-asian="normal" style:font-weight-complex="normal"/>
    </style:style>
    <style:style style:name="T6" style:family="text">
      <style:text-properties officeooo:rsid="002bbc6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de conception</text:p>
      <text:p text:style-name="P7"/>
      <text:p text:style-name="P17">Communication</text:p>
      <text:p text:style-name="P3"/>
      <text:p text:style-name="P18"><draw:frame draw:style-name="fr1" draw:name="Image1" text:anchor-type="paragraph" svg:width="17cm" svg:height="15.439cm" draw:z-index="0"><draw:image xlink:href="Pictures/10000000000004C500000455D1D8184DDECD2F25.png" xlink:type="simple" xlink:show="embed" xlink:actuate="onLoad" loext:mime-type="image/png"/></draw:frame></text:p>
      <text:p text:style-name="P18"/>
      <text:p text:style-name="P18"/>
      <text:p text:style-name="P18"><draw:frame draw:style-name="fr1" draw:name="Image2" text:anchor-type="paragraph" svg:width="17cm" svg:height="7.052cm" draw:z-index="1"><draw:image xlink:href="Pictures/1000000000000770000003161E0CBF412D61EB3C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><draw:frame draw:style-name="fr1" draw:name="Image3" text:anchor-type="paragraph" svg:width="17cm" svg:height="12.681cm" draw:z-index="2"><draw:image xlink:href="Pictures/100000000000077500000590392C049352D579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46:20.848000000</meta:creation-date>
    <dc:date>2018-01-08T19:35:31.007000000</dc:date>
    <meta:editing-duration>PT7H52M26S</meta:editing-duration>
    <meta:editing-cycles>25</meta:editing-cycles>
    <meta:generator>LibreOffice/5.4.2.2$Windows_x86 LibreOffice_project/22b09f6418e8c2d508a9eaf86b2399209b0990f4</meta:generator>
    <meta:document-statistic meta:table-count="0" meta:image-count="3" meta:object-count="0" meta:page-count="3" meta:paragraph-count="2" meta:word-count="4" meta:character-count="34" meta:non-whitespace-character-count="32"/>
  </office:meta>
</office:document-meta>
</file>